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Fecha</text:p>
          </table:table-cell>
          <table:table-cell table:style-name="Default"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office:value-type="date" office:date-value="2014-05-13">
            <text:p>13/05/14</text:p>
          </table:table-cell>
          <table:table-cell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1H00M00S">
            <text:p>11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1H30M00S">
            <text:p>11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2H00M00S">
            <text:p>12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2H30M00S">
            <text:p>12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3H00M00S">
            <text:p>13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3H30M00S">
            <text:p>13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4H00M00S">
            <text:p>14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4H30M00S">
            <text:p>14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5H00M00S">
            <text:p>15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5H30M00S">
            <text:p>15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6H00M00S">
            <text:p>16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office:value-type="date" office:date-value="2014-05-13">
            <text:p>13/05/14</text:p>
          </table:table-cell>
          <table:table-cell office:value-type="time" office:time-value="PT20H00M00S">
            <text:p>2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3T10:44:00</dc:date>
    <dc:creator>Silvia </dc:creator>
    <meta:editing-duration>P0D</meta:editing-duration>
    <meta:editing-cycles>1</meta:editing-cycles>
    <meta:document-statistic meta:table-count="1" meta:cell-count="46" meta:object-count="0"/>
    <meta:generator>LibreOffice/4.0.2.2$Linux_X86_64 LibreOffice_project/400m0$Build-2</meta:generator>
  </office:meta>
</office:document-meta>
</file>